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office:value-type="string">
            <text:p>concatenate</text:p>
          </table:table-cell>
          <table:table-cell table:style-name="ce37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16_09-47-21_000.jpg</text:p>
          </table:table-cell>
          <table:table-cell table:style-name="ce20" office:value-type="string">
            <text:p>:m やることリスト / steps / occasion=飲み物用意：スープ / for=~, at=台所,other=記録は、途中から</text:p>
          </table:table-cell>
          <table:table-cell table:style-name="ce4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8" table:formula="of:=IF([.E2]=&quot;&quot;;[.C2];CONCATENATE([.C2];&quot; / &quot;;[.E2]))" office:value-type="string" office:string-value=":m やることリスト / steps / occasion=飲み物用意：スープ / for=~, at=台所,other=記録は、途中から">
            <text:p>:m やることリスト / steps / occasion=飲み物用意：スープ / for=~, at=台所,other=記録は、途中か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6_11-33-00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65869 E-139-34-49.379882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16_14-47-33_000.jpg</text:p>
          </table:table-cell>
          <table:table-cell table:style-name="ce20" office:value-type="string">
            <text:p>:m RES 1-2*4 / free# JVEMV6 68#_16:s-1 / 68. theoretical-physics(tp) / w=基底；変換係数；,topics=~,other=~,s=~,i=~,doc=r-1-3~1#1</text:p>
          </table:table-cell>
          <table:table-cell table:style-name="ce19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4]=&quot;&quot;;[.C4];CONCATENATE([.C4];&quot; / &quot;;[.E4]))" office:value-type="string" office:string-value=":m RES 1-2*4 / free# JVEMV6 68#_16:s-1 / 68. theoretical-physics(tp) / w=基底；変換係数；,topics=~,other=~,s=~,i=~,doc=r-1-3~1#1">
            <text:p>:m RES 1-2*4 / free# JVEMV6 68#_16:s-1 / 68. theoretical-physics(tp) / w=基底；変換係数；,topics=~,other=~,s=~,i=~,doc=r-1-3~1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16_14-47-56_000.jpg</text:p>
          </table:table-cell>
          <table:table-cell table:style-name="ce20" office:value-type="string">
            <text:p>:m RES 3-4*4 / free# JVEMV6 68#_16:s-1 / 68. theoretical-physics(tp) / w=基底ベクトル；共変ベクトル；反変ベクトル,topics=~,other=~,s=~,i=~,doc=r-1-3~1#1</text:p>
          </table:table-cell>
          <table:table-cell table:style-name="ce17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8" table:formula="of:=IF([.E5]=&quot;&quot;;[.C5];CONCATENATE([.C5];&quot; / &quot;;[.E5]))" office:value-type="string" office:string-value=":m RES 3-4*4 / free# JVEMV6 68#_16:s-1 / 68. theoretical-physics(tp) / w=基底ベクトル；共変ベクトル；反変ベクトル,topics=~,other=~,s=~,i=~,doc=r-1-3~1#1">
            <text:p>:m RES 3-4*4 / free# JVEMV6 68#_16:s-1 / 68. theoretical-physics(tp) / w=基底ベクトル；共変ベクトル；反変ベクトル,topics=~,other=~,s=~,i=~,doc=r-1-3~1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16_17-19-00_000.jpg</text:p>
          </table:table-cell>
          <table:table-cell table:style-name="ce20" office:value-type="string">
            <text:p>:m RES 1*3 / free# JVEMV6 68#_16:s-2 / 68. theoretical-physics(tp) / w=~；,topics=座標ベクトル；共変；反変,other=~,s=~,i=~,doc=r-1-3~1#5</text:p>
          </table:table-cell>
          <table:table-cell table:style-name="ce19"/>
          <table:table-cell table:style-name="ce4"/>
          <table:table-cell table:style-name="ce4" office:value-type="string">
            <text:p>N-35-35-28.422546 E-139-34-49.654541</text:p>
          </table:table-cell>
          <table:table-cell table:style-name="ce38" table:formula="of:=IF([.E6]=&quot;&quot;;[.C6];CONCATENATE([.C6];&quot; / &quot;;[.E6]))" office:value-type="string" office:string-value=":m RES 1*3 / free# JVEMV6 68#_16:s-2 / 68. theoretical-physics(tp) / w=~；,topics=座標ベクトル；共変；反変,other=~,s=~,i=~,doc=r-1-3~1#5">
            <text:p>:m RES 1*3 / free# JVEMV6 68#_16:s-2 / 68. theoretical-physics(tp) / w=~；,topics=座標ベクトル；共変；反変,other=~,s=~,i=~,doc=r-1-3~1#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16_17-19-20_000.jpg</text:p>
          </table:table-cell>
          <table:table-cell table:style-name="ce20" office:value-type="string">
            <text:p>:m RES 2*3 / free# JVEMV6 68#_16:s-2 / 68. theoretical-physics(tp) / w=~；,topics=座標変換；ベクトルの差；内分点,other=~,s=~,i=~,doc=r-1-3~1#5_r-1-3~1#8~1#1;2</text:p>
          </table:table-cell>
          <table:table-cell table:style-name="ce17"/>
          <table:table-cell table:style-name="ce4"/>
          <table:table-cell table:style-name="ce4" office:value-type="string">
            <text:p>N-35-35-28.669738 E-139-34-49.105224</text:p>
          </table:table-cell>
          <table:table-cell table:style-name="ce38" table:formula="of:=IF([.E7]=&quot;&quot;;[.C7];CONCATENATE([.C7];&quot; / &quot;;[.E7]))" office:value-type="string" office:string-value=":m RES 2*3 / free# JVEMV6 68#_16:s-2 / 68. theoretical-physics(tp) / w=~；,topics=座標変換；ベクトルの差；内分点,other=~,s=~,i=~,doc=r-1-3~1#5_r-1-3~1#8~1#1;2">
            <text:p>:m RES 2*3 / free# JVEMV6 68#_16:s-2 / 68. theoretical-physics(tp) / w=~；,topics=座標変換；ベクトルの差；内分点,other=~,s=~,i=~,doc=r-1-3~1#5_r-1-3~1#8~1#1;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16_17-19-42_000.jpg</text:p>
          </table:table-cell>
          <table:table-cell table:style-name="ce20" office:value-type="string">
            <text:p>:m RES 3*3 / free# JVEMV6 68#_16:s-2 / 68. theoretical-physics(tp) / w=~；,topics=内分点；ベクトルの差；対辺の表し方,other=~,s=~,i=~,doc=r-1-3~1#5_r-1-3~1#8~1#1;2</text:p>
          </table:table-cell>
          <table:table-cell table:style-name="ce20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8]=&quot;&quot;;[.C8];CONCATENATE([.C8];&quot; / &quot;;[.E8]))" office:value-type="string" office:string-value=":m RES 3*3 / free# JVEMV6 68#_16:s-2 / 68. theoretical-physics(tp) / w=~；,topics=内分点；ベクトルの差；対辺の表し方,other=~,s=~,i=~,doc=r-1-3~1#5_r-1-3~1#8~1#1;2">
            <text:p>:m RES 3*3 / free# JVEMV6 68#_16:s-2 / 68. theoretical-physics(tp) / w=~；,topics=内分点；ベクトルの差；対辺の表し方,other=~,s=~,i=~,doc=r-1-3~1#5_r-1-3~1#8~1#1;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16_19-12-01_000.jpg</text:p>
          </table:table-cell>
          <table:table-cell table:style-name="ce20" office:value-type="string">
            <text:p>:m :篠笛,shinobue #*# / session-memo / s.1:prac,for=high-low-notes,Re+,tempo=~,other=~,key=D;G,notes=pitch:1-4-6-5-3f-7f_-5_,R=~</text:p>
          </table:table-cell>
          <table:table-cell table:style-name="ce19"/>
          <table:table-cell table:style-name="ce4"/>
          <table:table-cell table:style-name="ce4" office:value-type="string">
            <text:p>N-35-35-29.040527 E-139-34-50.808105</text:p>
          </table:table-cell>
          <table:table-cell table:style-name="ce38" table:formula="of:=IF([.E9]=&quot;&quot;;[.C9];CONCATENATE([.C9];&quot; / &quot;;[.E9]))" office:value-type="string" office:string-value=":m :篠笛,shinobue #*# / session-memo / s.1:prac,for=high-low-notes,Re+,tempo=~,other=~,key=D;G,notes=pitch:1-4-6-5-3f-7f_-5_,R=~">
            <text:p>:m :篠笛,shinobue #*# / session-memo / s.1:prac,for=high-low-notes,Re+,tempo=~,other=~,key=D;G,notes=pitch:1-4-6-5-3f-7f_-5_,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17_02-28-32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8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17_07-30-02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8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17_07-47-51_000.jpg</text:p>
          </table:table-cell>
          <table:table-cell table:style-name="ce20" office:value-type="string">
            <text:p>:m :lets / action activity / やること / genre=身体 / content=この「肉体」というものは、どういう代物か：探求してみよう：ヨガを通して、その他を通して ||| :m :th / topic=篠笛 / content=CO2-to-MeOHのプラント：篠笛に射影：どんな曲になるか / lang=ja</text:p>
          </table:table-cell>
          <table:table-cell table:style-name="ce20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8" table:formula="of:=IF([.E12]=&quot;&quot;;[.C12];CONCATENATE([.C12];&quot; / &quot;;[.E12]))" office:value-type="string" office:string-value=":m :lets / action activity / やること / genre=身体 / content=この「肉体」というものは、どういう代物か：探求してみよう：ヨガを通して、その他を通して ||| :m :th / topic=篠笛 / content=CO2-to-MeOHのプラント：篠笛に射影：どんな曲になるか / lang=ja">
            <text:p>:m :lets / action activity / やること / genre=身体 / content=この「肉体」というものは、どういう代物か：探求してみよう：ヨガを通して、その他を通して ||| :m :th / topic=篠笛 / content=CO2-to-MeOHのプラント：篠笛に射影：どんな曲になるか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17_07-48-08_000.jpg</text:p>
          </table:table-cell>
          <table:table-cell table:style-name="ce17" office:value-type="string">
            <text:p>:m 見た夢 </text:p>
          </table:table-cell>
          <table:table-cell table:style-name="ce17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8" table:formula="of:=IF([.E13]=&quot;&quot;;[.C13];CONCATENATE([.C13];&quot; / &quot;;[.E13]))" office:value-type="string" office:string-value=":m 見た夢 ">
            <text:p>:m 見た夢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6_19-06-12_000.mp4</text:p>
          </table:table-cell>
          <table:table-cell table:style-name="ce19" office:value-type="string">
            <text:p>:VIDEO / @自室 / 記録 / jap.flute / 演奏、play / f-2021-0616-1 / todays-melody,genr=~,for=~,key=~,tempo=~,R=~,i.f.=~,memo=~,elements=指打ち</text:p>
          </table:table-cell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VIDEO / @自室 / 記録 / jap.flute / 演奏、play / f-2021-0616-1 / todays-melody,genr=~,for=~,key=~,tempo=~,R=~,i.f.=~,memo=~,elements=指打ち">
            <text:p>:VIDEO / @自室 / 記録 / jap.flute / 演奏、play / f-2021-0616-1 / todays-melody,genr=~,for=~,key=~,tempo=~,R=~,i.f.=~,memo=~,elements=指打ち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1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7">2021/06/17</text:date>, <text:time>08:48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17T08:48:11.82</dc:date>
    <dc:creator>iwabuchi ken</dc:creator>
    <meta:editing-duration>P34DT11H43M39S</meta:editing-duration>
    <meta:editing-cycles>12725</meta:editing-cycles>
    <meta:document-statistic meta:table-count="1" meta:cell-count="360" meta:object-count="0"/>
  </office:meta>
</office:document-meta>
</file>